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tten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core</text:p>
          </table:table-cell>
          <table:table-cell office:value-type="string">
            <text:p>Number of Exam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.51020408163265">
            <text:p>2.51020408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.61627906976744">
            <text:p>2.616279069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675">
            <text:p>2.67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42857142857143">
            <text:p>2.42857142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.82352941176471">
            <text:p>2.823529411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45454545454545">
            <text:p>2.45454545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93846153846154">
            <text:p>2.93846153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.70967741935484">
            <text:p>2.70967741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.42622950819672">
            <text:p>2.426229508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.80701754385965">
            <text:p>2.807017543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.87272727272727">
            <text:p>2.87272727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03636363636364">
            <text:p>3.03636363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62264150943396">
            <text:p>2.622641509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.76923076923077">
            <text:p>2.769230769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44230769230769">
            <text:p>2.44230769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.55769230769231">
            <text:p>2.557692307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.51923076923077">
            <text:p>2.519230769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.56862745098039">
            <text:p>3.56862745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.96078431372549">
            <text:p>2.96078431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.44897959183673">
            <text:p>2.448979591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8125">
            <text:p>2.81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.21739130434783">
            <text:p>3.21739130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.43478260869565">
            <text:p>3.43478260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.55813953488372">
            <text:p>2.55813953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63414634146341">
            <text:p>2.63414634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73170731707317">
            <text:p>2.731707317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.9">
            <text:p>2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.55">
            <text:p>2.5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76315789473684">
            <text:p>2.76315789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18918918918919">
            <text:p>3.189189189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.81081081081081">
            <text:p>2.810810810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.88888888888889">
            <text:p>2.88888888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.13888888888889">
            <text:p>3.13888888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.91428571428571">
            <text:p>2.91428571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61764705882353">
            <text:p>2.61764705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.29411764705882">
            <text:p>2.2941176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.73529411764706">
            <text:p>3.735294117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.03030303030303">
            <text:p>3.0303030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.58064516129032">
            <text:p>2.5806451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.93333333333333">
            <text:p>2.93333333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82758620689655">
            <text:p>2.8275862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.48275862068966">
            <text:p>2.4827586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51724137931034">
            <text:p>2.51724137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88888888888889">
            <text:p>2.8888888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.53846153846154">
            <text:p>2.5384615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4">
            <text:p>2.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.88">
            <text:p>2.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125">
            <text:p>4.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125">
            <text:p>3.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.91666666666667">
            <text:p>1.9166666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.33333333333333">
            <text:p>3.333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.69565217391304">
            <text:p>3.6956521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40909090909091">
            <text:p>2.4090909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.36363636363636">
            <text:p>2.363636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45454545454545">
            <text:p>2.45454545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.47619047619048">
            <text:p>2.4761904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.47619047619048">
            <text:p>2.4761904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.75">
            <text:p>2.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84210526315789">
            <text:p>2.8421052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.05263157894737">
            <text:p>4.052631578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2222222222222">
            <text:p>2.7222222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88888888888889">
            <text:p>1.8888888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05555555555556">
            <text:p>2.0555555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33333333333333">
            <text:p>2.3333333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11764705882353">
            <text:p>2.1176470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11764705882353">
            <text:p>2.1176470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47058823529412">
            <text:p>2.4705882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76470588235294">
            <text:p>2.7647058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29411764705882">
            <text:p>2.294117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.23529411764706">
            <text:p>2.23529411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94117647058824">
            <text:p>2.941176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.35294117647059">
            <text:p>2.3529411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.64705882352941">
            <text:p>1.6470588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.375">
            <text:p>3.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.5625">
            <text:p>3.5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.5">
            <text:p>2.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.375">
            <text:p>3.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26666666666667">
            <text:p>2.2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6">
            <text:p>2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06666666666667">
            <text:p>3.0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.93333333333333">
            <text:p>1.9333333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.53333333333333">
            <text:p>2.5333333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07142857142857">
            <text:p>3.0714285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71428571428571">
            <text:p>2.7142857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14285714285714">
            <text:p>2.1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.64285714285714">
            <text:p>2.6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14285714285714">
            <text:p>2.1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85714285714286">
            <text:p>2.8571428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.92857142857143">
            <text:p>2.9285714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.28571428571429">
            <text:p>3.2857142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.42857142857143">
            <text:p>3.4285714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76923076923077">
            <text:p>2.7692307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.23076923076923">
            <text:p>3.2307692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.38461538461538">
            <text:p>3.384615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33333333333333">
            <text:p>3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83333333333333">
            <text:p>2.8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.25">
            <text:p>3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.33333333333333">
            <text:p>2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75">
            <text:p>2.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.58333333333333">
            <text:p>2.58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.83333333333333">
            <text:p>1.8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.33333333333333">
            <text:p>2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4545454545455">
            <text:p>2.545454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18181818181818">
            <text:p>4.1818181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8181818181818">
            <text:p>2.1818181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54545454545455">
            <text:p>2.545454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.36363636363636">
            <text:p>3.363636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45454545454545">
            <text:p>2.4545454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.63636363636364">
            <text:p>2.6363636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.54545454545455">
            <text:p>2.5454545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1">
            <text:p>4.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8">
            <text:p>1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4">
            <text:p>2.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.5">
            <text:p>4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.8">
            <text:p>2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77777777777778">
            <text:p>1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.11111111111111">
            <text:p>3.111111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22222222222222">
            <text:p>3.2222222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.77777777777778">
            <text:p>2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.44444444444444">
            <text:p>2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.44444444444444">
            <text:p>3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11111111111111">
            <text:p>3.111111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.33333333333333">
            <text:p>3.3333333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.77777777777778">
            <text:p>1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.125">
            <text:p>2.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.625">
            <text:p>2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42857142857143">
            <text:p>2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.85714285714286">
            <text:p>3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.71428571428571">
            <text:p>4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33333333333333">
            <text:p>1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33333333333333">
            <text:p>4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.5">
            <text:p>6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</table:table>
      <table:table table:name="Requesting MD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core</text:p>
          </table:table-cell>
          <table:table-cell office:value-type="string">
            <text:p>Number of Exams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.19402985074627">
            <text:p>3.194029850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.62264150943396">
            <text:p>2.622641509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.94">
            <text:p>2.9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43478260869565">
            <text:p>2.43478260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2.21739130434783">
            <text:p>2.21739130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.4">
            <text:p>2.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.06818181818182">
            <text:p>2.068181818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.23076923076923">
            <text:p>3.230769230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.33333333333333">
            <text:p>3.33333333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.73684210526316">
            <text:p>2.73684210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.05882352941176">
            <text:p>3.05882352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.94117647058824">
            <text:p>2.94117647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.55882352941176">
            <text:p>2.558823529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.93939393939394">
            <text:p>2.939393939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.8125">
            <text:p>2.8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2.43333333333333">
            <text:p>2.43333333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.86206896551724">
            <text:p>3.8620689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.41379310344828">
            <text:p>2.413793103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.46428571428571">
            <text:p>3.4642857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.2962962962963">
            <text:p>2.2962962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.51851851851852">
            <text:p>2.5185185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.92592592592593">
            <text:p>2.92592592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.48148148148148">
            <text:p>2.4814814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.22222222222222">
            <text:p>2.22222222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84615384615385">
            <text:p>2.8461538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.38461538461538">
            <text:p>2.38461538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8">
            <text:p>2.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.56">
            <text:p>2.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.52">
            <text:p>2.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33333333333333">
            <text:p>2.333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.70833333333333">
            <text:p>2.708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.54166666666667">
            <text:p>2.5416666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.45833333333333">
            <text:p>2.458333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.40909090909091">
            <text:p>2.4090909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.95454545454545">
            <text:p>2.95454545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2.36363636363636">
            <text:p>2.363636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2.18181818181818">
            <text:p>2.1818181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.71428571428571">
            <text:p>2.7142857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.6">
            <text:p>2.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.15">
            <text:p>3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.35">
            <text:p>2.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2.85">
            <text:p>2.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2.55">
            <text:p>2.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15789473684211">
            <text:p>2.15789473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.47368421052632">
            <text:p>2.4736842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.63157894736842">
            <text:p>1.6315789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.33333333333333">
            <text:p>2.3333333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.61111111111111">
            <text:p>2.611111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.94444444444444">
            <text:p>2.94444444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3.11111111111111">
            <text:p>3.111111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76470588235294">
            <text:p>2.7647058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.23529411764706">
            <text:p>2.23529411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.8125">
            <text:p>2.8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.375">
            <text:p>2.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.75">
            <text:p>2.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86666666666667">
            <text:p>1.8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.86666666666667">
            <text:p>2.8666666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3.2">
            <text:p>3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.53333333333333">
            <text:p>2.5333333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.85714285714286">
            <text:p>2.8571428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.07142857142857">
            <text:p>2.0714285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2.64285714285714">
            <text:p>2.6428571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61538461538462">
            <text:p>2.6153846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30769230769231">
            <text:p>2.3076923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.84615384615385">
            <text:p>3.8461538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.15384615384615">
            <text:p>3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15384615384615">
            <text:p>3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.92307692307692">
            <text:p>2.923076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.15384615384615">
            <text:p>2.1538461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.76923076923077">
            <text:p>2.7692307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3333333333333">
            <text:p>1.8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.33333333333333">
            <text:p>3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.08333333333333">
            <text:p>3.08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.58333333333333">
            <text:p>2.58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3.16666666666667">
            <text:p>3.1666666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72727272727273">
            <text:p>2.7272727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.09090909090909">
            <text:p>3.0909090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.63636363636364">
            <text:p>2.6363636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.90909090909091">
            <text:p>2.9090909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3.63636363636364">
            <text:p>3.6363636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.81818181818182">
            <text:p>1.8181818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.4">
            <text:p>4.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.8">
            <text:p>2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3.3">
            <text:p>3.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3.8">
            <text:p>3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2.2">
            <text:p>2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3.2">
            <text:p>3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.44444444444444">
            <text:p>3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.66666666666667">
            <text:p>3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.11111111111111">
            <text:p>3.111111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.77777777777778">
            <text:p>3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.44444444444444">
            <text:p>2.4444444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.66666666666667">
            <text:p>2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3.66666666666667">
            <text:p>3.666666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.77777777777778">
            <text:p>1.7777777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625">
            <text:p>2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.875">
            <text:p>1.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.125">
            <text:p>3.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375">
            <text:p>2.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.625">
            <text:p>2.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.375">
            <text:p>2.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.375">
            <text:p>3.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3.875">
            <text:p>3.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.75">
            <text:p>2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.57142857142857">
            <text:p>3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1428571428571">
            <text:p>1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.42857142857143">
            <text:p>2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.57142857142857">
            <text:p>4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.14285714285714">
            <text:p>3.1428571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57142857142857">
            <text:p>2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57142857142857">
            <text:p>3.5714285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.71428571428571">
            <text:p>1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.85714285714286">
            <text:p>3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.85714285714286">
            <text:p>1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4.71428571428571">
            <text:p>4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3.42857142857143">
            <text:p>3.4285714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.28571428571429">
            <text:p>4.2857142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.85714285714286">
            <text:p>2.857142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3.71428571428571">
            <text:p>3.714285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33333333333333">
            <text:p>3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.66666666666667">
            <text:p>3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.33333333333333">
            <text:p>4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33333333333333">
            <text:p>2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5.66666666666667">
            <text:p>5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.16666666666667">
            <text:p>3.1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.66666666666667">
            <text:p>1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.83333333333333">
            <text:p>3.8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.66666666666667">
            <text:p>3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.33333333333333">
            <text:p>1.3333333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2.66666666666667">
            <text:p>2.6666666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.2">
            <text:p>2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.33333333333333">
            <text:p>5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666666666666667">
            <text:p>0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.66666666666667">
            <text:p>3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5.66666666666667">
            <text:p>5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.33333333333333">
            <text:p>5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.666666666666667">
            <text:p>0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666666666666667">
            <text:p>0.66666666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5.33333333333333">
            <text:p>5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Radiologist" table:style-name="ta1"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core</text:p>
          </table:table-cell>
          <table:table-cell office:value-type="string">
            <text:p>Number of Exam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8997668997669">
            <text:p>2.8997668998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6849087893864">
            <text:p>2.6849087894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697896749522">
            <text:p>2.569789675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82246376811594">
            <text:p>2.822463768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02142857142857">
            <text:p>3.021428571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1451612903226">
            <text:p>2.81451612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77">
            <text:p>2.7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0526315789474">
            <text:p>2.705263157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25581395348837">
            <text:p>3.255813953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79518072289157">
            <text:p>2.795180722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21052631578947">
            <text:p>3.210526315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03703703703704">
            <text:p>3.0370370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73076923076923">
            <text:p>2.730769230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94230769230769">
            <text:p>2.94230769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26">
            <text:p>2.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4375">
            <text:p>2.437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6875">
            <text:p>2.687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61702127659575">
            <text:p>2.61702127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66666666666667">
            <text:p>2.66666666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3953488372093">
            <text:p>2.395348837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64102564102564">
            <text:p>2.64102564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8571428571429">
            <text:p>2.28571428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8">
            <text:p>2.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27272727272727">
            <text:p>3.2727272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35294117647059">
            <text:p>2.3529411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33333333333333">
            <text:p>3.3333333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27272727272727">
            <text:p>3.272727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.25">
            <text:p>5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85714285714286">
            <text:p>0.2857142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</table:table>
      <table:database-ranges>
        <table:database-range table:name="__Anonymous_Sheet_DB__0" table:target-range-address="Attendings.A2:Attendings.C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10/08/2013</text:date>, <text:time>17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8T17:33:45</dc:date>
    <dc:creator>Tashfeen Ekram</dc:creator>
    <meta:generator>LibreOffice/3.4$Linux LibreOffice_project/340m1$Build-402</meta:generator>
    <meta:editing-duration>PT39M36S</meta:editing-duration>
    <meta:editing-cycles>1</meta:editing-cycles>
    <meta:document-statistic meta:table-count="3" meta:cell-count="5071" meta:object-count="0"/>
  </office:meta>
</office:document-meta>
</file>